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/>
          <table:table-cell table:style-name="ce4" office:value-type="string" calcext:value-type="string" table:number-columns-spanned="2" table:number-rows-spanned="1">
            <text:p>UV Treatment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 table:number-columns-spanned="1" table:number-rows-spanned="2">
            <text:p>Botritus <text:s text:c="3"/>Treatment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- +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+ -</text:p>
          </table:table-cell>
          <table:table-cell office:value-type="string" calcext:value-type="string">
            <text:p>- -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4:57:12.962069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